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F5000001A2508A087A.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to_20_no_20_tiene_20_relleno_20_o_20_lineas">
      <style:graphic-properties draw:fill="bitmap" draw:fill-image-name="Bitmape_20_3" style:repeat="stretch" draw:textarea-vertical-align="middle"/>
    </style:style>
    <style:style style:name="P1" style:family="paragraph">
      <style:paragraph-properties fo:text-align="center"/>
    </style:style>
  </office:automatic-styles>
  <office:body>
    <office:drawing>
      <draw:page draw:name="page1" draw:style-name="dp1" draw:master-page-name="Predeterminado">
        <draw:polygon draw:style-name="gr1" draw:text-style-name="P1" draw:layer="layout" svg:width="12.899cm" svg:height="10.799cm" svg:x="5.1cm" svg:y="7.8cm" svg:viewBox="0 0 12900 10800" draw:points="1400,8700 1100,8400 900,8100 600,7600 400,7400 300,7100 200,6900 100,6600 0,6300 0,5800 0,5300 0,4900 100,4400 300,3700 400,3400 600,3100 900,2700 1100,2400 1400,2100 1700,1800 2000,1600 2300,1400 2700,1100 3000,900 3400,800 3800,600 4200,500 4600,400 5000,300 5400,200 5700,200 6000,0 5900,200 6300,200 6800,200 7300,200 7800,300 8200,400 8600,500 9100,700 9500,900 10000,1100 10500,1400 10800,1600 11300,2000 11700,2400 12000,2800 12300,3300 12600,3800 12800,4300 12900,4800 12900,5200 12900,5800 12800,6500 12500,7400 12200,8000 11800,8400 11400,8800 11000,9200 10500,9600 10100,9800 9400,10100 9000,10200 8700,10300 8200,10400 7700,10600 7100,10600 6700,10600 6900,10800 6400,10600 5500,10600 4900,10500 4200,10400 3600,10100 3200,10000 2700,9700 2400,9500 2100,9300 1800,9100 1600,8900">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Bitmape_20_3" draw:display-name="Bitmape 3" xlink:href="Pictures/10000201000001F5000001A2508A087A.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CO"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3-14T08:15:16.74</dc:date>
    <dc:creator>Harold Fernandez</dc:creator>
    <meta:document-statistic meta:object-count="1"/>
    <meta:generator>OpenOffice/4.0.1$Win32 OpenOffice.org_project/401m5$Build-9714</meta:generator>
  </office:meta>
</office:document-meta>
</file>